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6bc7" officeooo:paragraph-rsid="00196bc7" style:font-weight-asian="bold" style:font-weight-complex="bold"/>
    </style:style>
    <style:style style:name="P2" style:family="paragraph" style:parent-style-name="Standard">
      <style:text-properties fo:font-weight="normal" officeooo:rsid="00196bc7" officeooo:paragraph-rsid="00196bc7" style:font-weight-asian="normal" style:font-weight-complex="normal"/>
    </style:style>
    <style:style style:name="T1" style:family="text">
      <style:text-properties officeooo:rsid="001ad3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hybrid method for robust car plate character recognition</text:p>
      <text:p text:style-name="P2"><text:tab/>Utiliza métodos estátisticos</text:p>
      <text:p text:style-name="P2"><text:tab/><text:span text:style-name="T1">Melhor que alguns métodos que utilizam redes neurais</text:span></text:p>
      <text:p text:style-name="P2"><text:tab/><text:span text:style-name="T1">Bom para rodovias de auta velocidade</text:span></text:p>
      <text:p text:style-name="P2"><text:tab/><text:span text:style-name="T1">Placas chinesas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2:54:07.093262938</meta:creation-date>
    <dc:date>2017-10-19T14:17:59.571720403</dc:date>
    <meta:editing-duration>PT1H23M5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28" meta:character-count="193" meta:non-whitespace-character-count="166"/>
  </office:meta>
</office:document-meta>
</file>